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0E6B26837566E059.png" manifest:media-type="image/png"/>
  <manifest:file-entry manifest:full-path="Pictures/1000000000000280000001E09B94C70DBC2CE959.png" manifest:media-type="image/png"/>
  <manifest:file-entry manifest:full-path="Pictures/1000000000000280000001E03B48857CCD8F8D88.png" manifest:media-type="image/png"/>
  <manifest:file-entry manifest:full-path="Pictures/1000000000000280000001E01FA35280F41CB8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39cf4" officeooo:paragraph-rsid="00139cf4"/>
    </style:style>
    <style:style style:name="P2" style:family="paragraph" style:parent-style-name="Preformatted_20_Text">
      <style:text-properties officeooo:rsid="0013acb7" officeooo:paragraph-rsid="0013acb7"/>
    </style:style>
    <style:style style:name="P3" style:family="paragraph" style:parent-style-name="Preformatted_20_Text">
      <style:text-properties officeooo:rsid="0013acb7" officeooo:paragraph-rsid="0013acb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3.7646in" svg:height="2.8236in" draw:z-index="0"><draw:image xlink:href="Pictures/1000000000000280000001E03B48857CCD8F8D88.png" xlink:type="simple" xlink:show="embed" xlink:actuate="onLoad" loext:mime-type="image/png"/></draw:frame>Bas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3.7646in" svg:height="2.8236in" draw:z-index="1"><draw:image xlink:href="Pictures/1000000000000280000001E01FA35280F41CB869.png" xlink:type="simple" xlink:show="embed" xlink:actuate="onLoad" loext:mime-type="image/png"/></draw:frame>New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1 </text:p>
      <text:p text:style-name="P2"><draw:frame draw:style-name="fr2" draw:name="Image3" text:anchor-type="paragraph" svg:x="1.511in" svg:y="0.0189in" svg:width="3.7646in" svg:height="2.8236in" draw:z-index="2"><draw:image xlink:href="Pictures/1000000000000280000001E09B94C70DBC2CE959.png" xlink:type="simple" xlink:show="embed" xlink:actuate="onLoad" loext:mime-type="image/png"/></draw:frame></text:p>
      <text:p text:style-name="P2"/>
      <text:p text:style-name="P2"/>
      <text:p text:style-name="P2"><draw:frame draw:style-name="fr1" draw:name="Image4" text:anchor-type="paragraph" svg:width="3.7646in" svg:height="2.8236in" draw:z-index="3"><draw:image xlink:href="Pictures/1000000000000280000001E09B94C70DBC2CE95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paragraph" svg:width="3.7646in" svg:height="2.8236in" draw:z-index="4"><draw:image xlink:href="Pictures/1000000000000280000001E00E6B26837566E0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1T12:31:27.248381397</dc:date>
    <meta:editing-duration>PT11M43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2" meta:paragraph-count="3" meta:word-count="3" meta:character-count="11" meta:non-whitespace-character-count="8"/>
  </office:meta>
</office:document-meta>
</file>